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2023-08-31 10:5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17" calcext:value-type="float">
            <text:p>25.1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2023-07-17 10:39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25" calcext:value-type="float">
            <text:p>25.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2023-06-30 14:25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3" calcext:value-type="float">
            <text:p>25.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2023-06-01 11:28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89" calcext:value-type="float">
            <text:p>25.8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2023-05-18 15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43" calcext:value-type="float">
            <text:p>25.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2023-04-11 15:4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26" calcext:value-type="float">
            <text:p>25.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2023-03-20 10:52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21" calcext:value-type="float">
            <text:p>25.2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2023-02-2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08" calcext:value-type="float">
            <text:p>25.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2023-01-18 12:3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05" calcext:value-type="float">
            <text:p>25.0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2022-12-14 14:4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4.84" calcext:value-type="float">
            <text:p>24.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2022-11-2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4.83" calcext:value-type="float">
            <text:p>24.8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2022-10-2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4.96" calcext:value-type="float">
            <text:p>24.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2022-09-2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4.99" calcext:value-type="float">
            <text:p>24.9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2022-08-2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06" calcext:value-type="float">
            <text:p>25.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2022-07-2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1" calcext:value-type="float">
            <text:p>25.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2022-06-2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13" calcext:value-type="float">
            <text:p>25.1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2022-05-2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3" calcext:value-type="float">
            <text:p>25.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2022-04-2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47" calcext:value-type="float">
            <text:p>25.4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2022-03-2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31" calcext:value-type="float">
            <text:p>25.3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2022-02-2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28" calcext:value-type="float">
            <text:p>25.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2022-01-1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25" calcext:value-type="float">
            <text:p>25.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2021-12-1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11" calcext:value-type="float">
            <text:p>25.1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2021-11-1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29" calcext:value-type="float">
            <text:p>25.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2021-10-2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22" calcext:value-type="float">
            <text:p>25.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2021-09-23 12:44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34" calcext:value-type="float">
            <text:p>25.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2021-08-20 12:06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49" calcext:value-type="float">
            <text:p>25.4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2021-07-28 09:4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55" calcext:value-type="float">
            <text:p>25.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2021-06-26 13:34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67" calcext:value-type="float">
            <text:p>25.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2021-05-2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7" calcext:value-type="float">
            <text:p>25.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2021-04-2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89" calcext:value-type="float">
            <text:p>25.8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2021-03-1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66" calcext:value-type="float">
            <text:p>25.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2021-02-1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46" calcext:value-type="float">
            <text:p>25.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2021-01-2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43" calcext:value-type="float">
            <text:p>25.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2020-12-1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36" calcext:value-type="float">
            <text:p>25.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2020-11-1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01" calcext:value-type="float">
            <text:p>25.0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2020-10-1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2020-09-1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09" calcext:value-type="float">
            <text:p>25.0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2020-08-2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19" calcext:value-type="float">
            <text:p>25.1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2020-07-3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33" calcext:value-type="float">
            <text:p>25.3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2020-03-17 11:1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36" calcext:value-type="float">
            <text:p>25.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2020-02-1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29" calcext:value-type="float">
            <text:p>25.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2020-01-1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18" calcext:value-type="float">
            <text:p>25.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2019-12-1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4.9" calcext:value-type="float">
            <text:p>24.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2019-11-1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4.79" calcext:value-type="float">
            <text:p>24.7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2019-10-3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4.65" calcext:value-type="float">
            <text:p>24.6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2019-09-1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4.71" calcext:value-type="float">
            <text:p>24.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2019-08-2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4.76" calcext:value-type="float">
            <text:p>24.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2019-07-1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4.78" calcext:value-type="float">
            <text:p>24.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2019-06-2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4.91" calcext:value-type="float">
            <text:p>24.9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2019-05-2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4.91" calcext:value-type="float">
            <text:p>24.9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2019-04-2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4.99" calcext:value-type="float">
            <text:p>24.9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2019-03-2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4.92" calcext:value-type="float">
            <text:p>24.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2019-02-1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4.87" calcext:value-type="float">
            <text:p>24.8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2019-01-1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4.94" calcext:value-type="float">
            <text:p>24.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2018-12-1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05" calcext:value-type="float">
            <text:p>25.0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2018-11-0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06" calcext:value-type="float">
            <text:p>25.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2018-10-3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09" calcext:value-type="float">
            <text:p>25.0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2018-09-1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35" calcext:value-type="float">
            <text:p>25.3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2018-08-2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32" calcext:value-type="float">
            <text:p>25.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2018-07-1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39" calcext:value-type="float">
            <text:p>25.3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2018-06-1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52" calcext:value-type="float">
            <text:p>25.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2018-05-1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49" calcext:value-type="float">
            <text:p>25.4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2018-04-2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44" calcext:value-type="float">
            <text:p>25.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2018-03-2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35" calcext:value-type="float">
            <text:p>25.3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2018-02-2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05" calcext:value-type="float">
            <text:p>25.0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2018-01-3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08" calcext:value-type="float">
            <text:p>25.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2017-12-1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09" calcext:value-type="float">
            <text:p>25.0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2017-11-2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4.99" calcext:value-type="float">
            <text:p>24.9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2017-10-2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4.95" calcext:value-type="float">
            <text:p>24.9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2017-09-2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4.93" calcext:value-type="float">
            <text:p>24.9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2017-08-2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05" calcext:value-type="float">
            <text:p>25.0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2017-07-2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17" calcext:value-type="float">
            <text:p>25.1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2017-06-2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25" calcext:value-type="float">
            <text:p>25.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2017-05-2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33" calcext:value-type="float">
            <text:p>25.3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2017-04-1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34" calcext:value-type="float">
            <text:p>25.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2017-03-1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4" calcext:value-type="float">
            <text:p>25.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2017-02-2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31" calcext:value-type="float">
            <text:p>25.3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2017-02-0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26" calcext:value-type="float">
            <text:p>25.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2017-01-3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12" calcext:value-type="float">
            <text:p>25.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2016-12-2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25" calcext:value-type="float">
            <text:p>25.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2016-10-2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24" calcext:value-type="float">
            <text:p>25.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2016-09-1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25" calcext:value-type="float">
            <text:p>25.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2016-08-2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42" calcext:value-type="float">
            <text:p>25.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2016-07-1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41" calcext:value-type="float">
            <text:p>25.4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2016-06-2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54" calcext:value-type="float">
            <text:p>25.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2016-05-2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53" calcext:value-type="float">
            <text:p>25.5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2016-03-3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51" calcext:value-type="float">
            <text:p>25.5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2016-02-2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37" calcext:value-type="float">
            <text:p>25.3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2016-01-2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32" calcext:value-type="float">
            <text:p>25.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2015-12-2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22" calcext:value-type="float">
            <text:p>25.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2015-11-2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43" calcext:value-type="float">
            <text:p>25.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2015-10-2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21" calcext:value-type="float">
            <text:p>25.2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2015-09-2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19" calcext:value-type="float">
            <text:p>25.1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2015-08-2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22" calcext:value-type="float">
            <text:p>25.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2015-07-2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4" calcext:value-type="float">
            <text:p>25.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2015-06-2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57" calcext:value-type="float">
            <text:p>25.5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2015-05-2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53" calcext:value-type="float">
            <text:p>25.5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2015-04-2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57" calcext:value-type="float">
            <text:p>25.5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2015-03-2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68" calcext:value-type="float">
            <text:p>25.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2015-02-2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57" calcext:value-type="float">
            <text:p>25.5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2015-01-2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59" calcext:value-type="float">
            <text:p>25.5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2014-12-1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64" calcext:value-type="float">
            <text:p>25.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2014-11-2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36" calcext:value-type="float">
            <text:p>25.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2014-10-3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44" calcext:value-type="float">
            <text:p>25.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2014-09-2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39" calcext:value-type="float">
            <text:p>25.3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2014-08-1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48" calcext:value-type="float">
            <text:p>25.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2014-07-3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61" calcext:value-type="float">
            <text:p>25.6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2014-06-2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65" calcext:value-type="float">
            <text:p>25.6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2014-05-2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69" calcext:value-type="float">
            <text:p>25.6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2014-04-2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82" calcext:value-type="float">
            <text:p>25.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2014-03-2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74" calcext:value-type="float">
            <text:p>25.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2014-02-2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62" calcext:value-type="float">
            <text:p>25.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2014-01-2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54" calcext:value-type="float">
            <text:p>25.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2013-12-2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26" calcext:value-type="float">
            <text:p>25.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2013-11-2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23" calcext:value-type="float">
            <text:p>25.2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2013-10-29 14:15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27" calcext:value-type="float">
            <text:p>25.2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2013-09-2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36" calcext:value-type="float">
            <text:p>25.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2013-08-2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56" calcext:value-type="float">
            <text:p>25.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2013-07-2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55" calcext:value-type="float">
            <text:p>25.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2013-06-1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72" calcext:value-type="float">
            <text:p>25.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2013-05-2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77" calcext:value-type="float">
            <text:p>25.7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2013-04-2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89" calcext:value-type="float">
            <text:p>25.8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2013-03-2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74" calcext:value-type="float">
            <text:p>25.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2013-02-2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68" calcext:value-type="float">
            <text:p>25.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2013-01-2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2012-11-2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41" calcext:value-type="float">
            <text:p>25.4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2012-10-3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22" calcext:value-type="float">
            <text:p>25.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2012-09-2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17" calcext:value-type="float">
            <text:p>25.1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2012-04-2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18" calcext:value-type="float">
            <text:p>25.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2012-03-2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1" calcext:value-type="float">
            <text:p>25.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2012-02-2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02" calcext:value-type="float">
            <text:p>25.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2012-01-2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05" calcext:value-type="float">
            <text:p>25.0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2011-12-1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13" calcext:value-type="float">
            <text:p>25.1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2011-11-2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26" calcext:value-type="float">
            <text:p>25.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2011-11-0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32" calcext:value-type="float">
            <text:p>25.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2011-09-2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27" calcext:value-type="float">
            <text:p>25.2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2011-08-2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36" calcext:value-type="float">
            <text:p>25.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2011-07-2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52" calcext:value-type="float">
            <text:p>25.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2011-07-0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61" calcext:value-type="float">
            <text:p>25.6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2011-05-2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6" calcext:value-type="float">
            <text:p>25.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2011-04-1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85" calcext:value-type="float">
            <text:p>25.8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2011-03-2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88" calcext:value-type="float">
            <text:p>25.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2011-02-1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75" calcext:value-type="float">
            <text:p>25.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2011-01-2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77" calcext:value-type="float">
            <text:p>25.7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2010-12-1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57" calcext:value-type="float">
            <text:p>25.5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2010-11-3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64" calcext:value-type="float">
            <text:p>25.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2010-10-2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48" calcext:value-type="float">
            <text:p>25.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2010-09-2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47" calcext:value-type="float">
            <text:p>25.4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2010-08-1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46" calcext:value-type="float">
            <text:p>25.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2010-07-1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62" calcext:value-type="float">
            <text:p>25.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2010-06-2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62" calcext:value-type="float">
            <text:p>25.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2010-05-1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69" calcext:value-type="float">
            <text:p>25.6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2010-04-2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78" calcext:value-type="float">
            <text:p>25.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2010-03-3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71" calcext:value-type="float">
            <text:p>25.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2010-02-1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8" calcext:value-type="float">
            <text:p>25.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2010-01-2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36" calcext:value-type="float">
            <text:p>25.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2009-12-1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24" calcext:value-type="float">
            <text:p>25.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2009-11-1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2" calcext:value-type="float">
            <text:p>25.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2009-10-0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3" calcext:value-type="float">
            <text:p>25.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2009-09-0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32" calcext:value-type="float">
            <text:p>25.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2009-08-1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55" calcext:value-type="float">
            <text:p>25.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2009-07-0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51" calcext:value-type="float">
            <text:p>25.5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2009-06-2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59" calcext:value-type="float">
            <text:p>25.5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2009-05-2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69" calcext:value-type="float">
            <text:p>25.6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2009-04-1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69" calcext:value-type="float">
            <text:p>25.6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2009-03-1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72" calcext:value-type="float">
            <text:p>25.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2009-02-1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52" calcext:value-type="float">
            <text:p>25.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2009-01-1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2008-12-1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78" calcext:value-type="float">
            <text:p>25.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2008-11-0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49" calcext:value-type="float">
            <text:p>25.4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2008-10-1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52" calcext:value-type="float">
            <text:p>25.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2008-09-1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54" calcext:value-type="float">
            <text:p>25.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2008-08-2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53" calcext:value-type="float">
            <text:p>25.5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2008-07-1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61" calcext:value-type="float">
            <text:p>25.6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2008-07-0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7" calcext:value-type="float">
            <text:p>25.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2008-05-1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66" calcext:value-type="float">
            <text:p>25.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2008-04-0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7" calcext:value-type="float">
            <text:p>25.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2008-03-1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7" calcext:value-type="float">
            <text:p>25.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2008-02-0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2008-01-0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31" calcext:value-type="float">
            <text:p>25.3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2007-12-1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43" calcext:value-type="float">
            <text:p>25.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2007-11-0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32" calcext:value-type="float">
            <text:p>25.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2007-10-0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37" calcext:value-type="float">
            <text:p>25.3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2007-09-0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49" calcext:value-type="float">
            <text:p>25.4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2007-08-1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49" calcext:value-type="float">
            <text:p>25.4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2007-07-2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54" calcext:value-type="float">
            <text:p>25.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2007-06-2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62" calcext:value-type="float">
            <text:p>25.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2007-05-1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68" calcext:value-type="float">
            <text:p>25.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2007-04-0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63" calcext:value-type="float">
            <text:p>25.6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2007-03-1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49" calcext:value-type="float">
            <text:p>25.4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2007-02-0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38" calcext:value-type="float">
            <text:p>25.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2007-01-1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28" calcext:value-type="float">
            <text:p>25.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2006-12-1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06" calcext:value-type="float">
            <text:p>25.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2006-11-1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4.98" calcext:value-type="float">
            <text:p>24.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2006-08-1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05" calcext:value-type="float">
            <text:p>25.0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2006-07-1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13" calcext:value-type="float">
            <text:p>25.1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2006-06-0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06" calcext:value-type="float">
            <text:p>25.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2006-05-1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13" calcext:value-type="float">
            <text:p>25.1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2006-04-2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18" calcext:value-type="float">
            <text:p>25.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2006-03-1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17" calcext:value-type="float">
            <text:p>25.1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2006-02-0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03" calcext:value-type="float">
            <text:p>25.0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2006-01-0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2" calcext:value-type="float">
            <text:p>25.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2005-12-1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06" calcext:value-type="float">
            <text:p>25.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2005-11-1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22" calcext:value-type="float">
            <text:p>25.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2005-10-1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17" calcext:value-type="float">
            <text:p>25.1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2005-09-1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31" calcext:value-type="float">
            <text:p>25.3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2005-08-1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4" calcext:value-type="float">
            <text:p>25.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2005-07-2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49" calcext:value-type="float">
            <text:p>25.4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2005-06-1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53" calcext:value-type="float">
            <text:p>25.5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2005-04-1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65" calcext:value-type="float">
            <text:p>25.6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2005-03-2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74" calcext:value-type="float">
            <text:p>25.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2005-02-1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54" calcext:value-type="float">
            <text:p>25.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2005-01-2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46" calcext:value-type="float">
            <text:p>25.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2004-12-1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53" calcext:value-type="float">
            <text:p>25.5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2004-11-1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2004-10-2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2004-09-0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7" calcext:value-type="float">
            <text:p>25.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2004-08-0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59" calcext:value-type="float">
            <text:p>25.5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2004-07-1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75" calcext:value-type="float">
            <text:p>25.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2004-06-0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57" calcext:value-type="float">
            <text:p>25.5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2004-05-0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6" calcext:value-type="float">
            <text:p>25.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2004-04-0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68" calcext:value-type="float">
            <text:p>25.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2004-03-0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58" calcext:value-type="float">
            <text:p>25.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2004-02-0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38" calcext:value-type="float">
            <text:p>25.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2004-01-0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33" calcext:value-type="float">
            <text:p>25.3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2003-12-1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38" calcext:value-type="float">
            <text:p>25.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2003-11-0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32" calcext:value-type="float">
            <text:p>25.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2003-08-1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36" calcext:value-type="float">
            <text:p>25.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2003-07-2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81" calcext:value-type="float">
            <text:p>25.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2003-06-1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94" calcext:value-type="float">
            <text:p>25.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2003-04-3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86" calcext:value-type="float">
            <text:p>25.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2003-04-0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6.11" calcext:value-type="float">
            <text:p>26.1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2003-03-0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6.12" calcext:value-type="float">
            <text:p>26.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2003-02-0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96" calcext:value-type="float">
            <text:p>25.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2003-01-0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81" calcext:value-type="float">
            <text:p>25.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2002-12-0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95" calcext:value-type="float">
            <text:p>25.9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2002-11-0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61" calcext:value-type="float">
            <text:p>25.6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2002-10-0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66" calcext:value-type="float">
            <text:p>25.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2002-08-2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61" calcext:value-type="float">
            <text:p>25.6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2002-07-2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72" calcext:value-type="float">
            <text:p>25.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2002-06-1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81" calcext:value-type="float">
            <text:p>25.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2002-04-3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89" calcext:value-type="float">
            <text:p>25.8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2002-04-0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6.05" calcext:value-type="float">
            <text:p>26.0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2002-03-0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99" calcext:value-type="float">
            <text:p>25.9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2002-02-0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9" calcext:value-type="float">
            <text:p>25.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2002-01-0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99" calcext:value-type="float">
            <text:p>25.9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2001-12-0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88" calcext:value-type="float">
            <text:p>25.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2001-11-0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89" calcext:value-type="float">
            <text:p>25.8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2001-10-0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2001-09-1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6.06" calcext:value-type="float">
            <text:p>26.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2001-08-0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6.02" calcext:value-type="float">
            <text:p>26.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2001-07-0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6.16" calcext:value-type="float">
            <text:p>26.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2001-06-0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6.13" calcext:value-type="float">
            <text:p>26.1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2001-05-0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6.2" calcext:value-type="float">
            <text:p>26.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2001-04-0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6.13" calcext:value-type="float">
            <text:p>26.1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2001-02-0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6.14" calcext:value-type="float">
            <text:p>26.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2001-01-0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78" calcext:value-type="float">
            <text:p>25.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2000-12-0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94" calcext:value-type="float">
            <text:p>25.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2000-11-0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72" calcext:value-type="float">
            <text:p>25.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2000-10-0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73" calcext:value-type="float">
            <text:p>25.7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2000-09-0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61" calcext:value-type="float">
            <text:p>25.6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2000-08-0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61" calcext:value-type="float">
            <text:p>25.6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2000-07-0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69" calcext:value-type="float">
            <text:p>25.6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2000-06-0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8" calcext:value-type="float">
            <text:p>25.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2000-05-1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75" calcext:value-type="float">
            <text:p>25.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2000-04-1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75" calcext:value-type="float">
            <text:p>25.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2000-03-2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99" calcext:value-type="float">
            <text:p>25.9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2000-02-0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76" calcext:value-type="float">
            <text:p>25.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2000-01-1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59" calcext:value-type="float">
            <text:p>25.5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1999-12-1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65" calcext:value-type="float">
            <text:p>25.6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1999-11-1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55" calcext:value-type="float">
            <text:p>25.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1999-10-1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41" calcext:value-type="float">
            <text:p>25.4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1999-09-1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37" calcext:value-type="float">
            <text:p>25.3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1999-08-1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48" calcext:value-type="float">
            <text:p>25.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1999-07-0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22" calcext:value-type="float">
            <text:p>25.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1999-06-1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55" calcext:value-type="float">
            <text:p>25.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1999-05-1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49" calcext:value-type="float">
            <text:p>25.4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1999-04-1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6" calcext:value-type="float">
            <text:p>25.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1999-03-1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61" calcext:value-type="float">
            <text:p>25.6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1999-02-1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38" calcext:value-type="float">
            <text:p>25.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1999-01-1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24" calcext:value-type="float">
            <text:p>25.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1998-12-1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24" calcext:value-type="float">
            <text:p>25.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1998-11-1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02" calcext:value-type="float">
            <text:p>25.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1998-10-1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17" calcext:value-type="float">
            <text:p>25.1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1998-09-1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15" calcext:value-type="float">
            <text:p>25.1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1998-09-1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19" calcext:value-type="float">
            <text:p>25.1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1998-08-1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29" calcext:value-type="float">
            <text:p>25.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1998-06-1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26" calcext:value-type="float">
            <text:p>25.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1998-05-1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23" calcext:value-type="float">
            <text:p>25.2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1998-04-1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11" calcext:value-type="float">
            <text:p>25.1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1998-03-1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08" calcext:value-type="float">
            <text:p>25.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1998-02-1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4.85" calcext:value-type="float">
            <text:p>24.8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1998-01-1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4.71" calcext:value-type="float">
            <text:p>24.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1997-12-0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4.62" calcext:value-type="float">
            <text:p>24.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1997-11-1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4.65" calcext:value-type="float">
            <text:p>24.6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1997-10-1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4.61" calcext:value-type="float">
            <text:p>24.6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1997-10-0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4.66" calcext:value-type="float">
            <text:p>24.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1997-08-1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4.67" calcext:value-type="float">
            <text:p>24.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1997-07-2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4.69" calcext:value-type="float">
            <text:p>24.6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1997-06-1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4.71" calcext:value-type="float">
            <text:p>24.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1997-05-1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4.86" calcext:value-type="float">
            <text:p>24.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1997-04-0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4.78" calcext:value-type="float">
            <text:p>24.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1997-03-1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4.8" calcext:value-type="float">
            <text:p>24.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1997-02-1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4.84" calcext:value-type="float">
            <text:p>24.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1997-01-1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4.93" calcext:value-type="float">
            <text:p>24.9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1996-12-1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4.78" calcext:value-type="float">
            <text:p>24.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1996-11-2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4.93" calcext:value-type="float">
            <text:p>24.9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1996-10-1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04" calcext:value-type="float">
            <text:p>25.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1996-09-1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4.98" calcext:value-type="float">
            <text:p>24.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1996-08-1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06" calcext:value-type="float">
            <text:p>25.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1996-07-1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07" calcext:value-type="float">
            <text:p>25.0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1996-07-1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11" calcext:value-type="float">
            <text:p>25.1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1996-06-1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11" calcext:value-type="float">
            <text:p>25.1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1996-05-0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24" calcext:value-type="float">
            <text:p>25.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1996-04-1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25" calcext:value-type="float">
            <text:p>25.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1996-03-1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25" calcext:value-type="float">
            <text:p>25.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1996-02-1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25" calcext:value-type="float">
            <text:p>25.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1996-01-0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16" calcext:value-type="float">
            <text:p>25.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1995-12-0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31" calcext:value-type="float">
            <text:p>25.3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1995-11-0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3" calcext:value-type="float">
            <text:p>25.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1995-10-0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43" calcext:value-type="float">
            <text:p>25.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1995-09-3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6" calcext:value-type="float">
            <text:p>25.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1995-08-0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58" calcext:value-type="float">
            <text:p>25.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1995-07-0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66" calcext:value-type="float">
            <text:p>25.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1995-06-0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89" calcext:value-type="float">
            <text:p>25.8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1995-05-0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87" calcext:value-type="float">
            <text:p>25.8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1995-04-0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82" calcext:value-type="float">
            <text:p>25.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1995-03-0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76" calcext:value-type="float">
            <text:p>25.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1995-02-0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59" calcext:value-type="float">
            <text:p>25.5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1995-01-0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44" calcext:value-type="float">
            <text:p>25.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1994-12-0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48" calcext:value-type="float">
            <text:p>25.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1994-11-1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47" calcext:value-type="float">
            <text:p>25.4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1994-10-1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47" calcext:value-type="float">
            <text:p>25.4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1994-09-1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54" calcext:value-type="float">
            <text:p>25.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1994-08-1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73" calcext:value-type="float">
            <text:p>25.7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1994-07-2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89" calcext:value-type="float">
            <text:p>25.8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1994-07-0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9" calcext:value-type="float">
            <text:p>25.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1994-06-1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89" calcext:value-type="float">
            <text:p>25.8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1994-05-1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94" calcext:value-type="float">
            <text:p>25.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1994-04-1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92" calcext:value-type="float">
            <text:p>25.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1994-03-1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77" calcext:value-type="float">
            <text:p>25.7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1994-02-1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87" calcext:value-type="float">
            <text:p>25.8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1994-01-1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78" calcext:value-type="float">
            <text:p>25.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1993-12-3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52" calcext:value-type="float">
            <text:p>25.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1993-12-1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6" calcext:value-type="float">
            <text:p>25.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1993-11-1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59" calcext:value-type="float">
            <text:p>25.5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1993-10-2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07" calcext:value-type="float">
            <text:p>25.0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1993-09-1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12" calcext:value-type="float">
            <text:p>25.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1993-08-1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29" calcext:value-type="float">
            <text:p>25.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1993-07-1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37" calcext:value-type="float">
            <text:p>25.3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1993-06-1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43" calcext:value-type="float">
            <text:p>25.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1993-05-1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36" calcext:value-type="float">
            <text:p>25.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1993-04-1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59" calcext:value-type="float">
            <text:p>25.5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1993-03-1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4" calcext:value-type="float">
            <text:p>25.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1993-02-1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4" calcext:value-type="float">
            <text:p>25.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1993-01-1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24" calcext:value-type="float">
            <text:p>25.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1992-12-1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08" calcext:value-type="float">
            <text:p>25.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1992-11-1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4.89" calcext:value-type="float">
            <text:p>24.8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1992-10-1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05" calcext:value-type="float">
            <text:p>25.0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1992-09-1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4.73" calcext:value-type="float">
            <text:p>24.7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1992-08-1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4.91" calcext:value-type="float">
            <text:p>24.9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1992-07-1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4.94" calcext:value-type="float">
            <text:p>24.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1992-06-1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4.91" calcext:value-type="float">
            <text:p>24.9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1992-05-1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4.93" calcext:value-type="float">
            <text:p>24.9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1992-04-0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4.86" calcext:value-type="float">
            <text:p>24.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1992-03-1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4.93" calcext:value-type="float">
            <text:p>24.9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1992-02-1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4.91" calcext:value-type="float">
            <text:p>24.9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1992-01-1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4.71" calcext:value-type="float">
            <text:p>24.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1991-12-1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4.7" calcext:value-type="float">
            <text:p>24.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1991-11-1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4.76" calcext:value-type="float">
            <text:p>24.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1991-10-1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1991-09-1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4.98" calcext:value-type="float">
            <text:p>24.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1991-08-1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04" calcext:value-type="float">
            <text:p>25.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1991-07-1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09" calcext:value-type="float">
            <text:p>25.0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1991-06-1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2" calcext:value-type="float">
            <text:p>25.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1991-05-1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24" calcext:value-type="float">
            <text:p>25.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1991-04-1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08" calcext:value-type="float">
            <text:p>25.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1991-03-1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01" calcext:value-type="float">
            <text:p>25.0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1991-02-1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4.88" calcext:value-type="float">
            <text:p>24.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1991-01-1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4.83" calcext:value-type="float">
            <text:p>24.8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1990-12-1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4.77" calcext:value-type="float">
            <text:p>24.7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1990-11-1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4.76" calcext:value-type="float">
            <text:p>24.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1990-10-1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4.79" calcext:value-type="float">
            <text:p>24.7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1990-09-1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4.87" calcext:value-type="float">
            <text:p>24.8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1990-08-1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4.91" calcext:value-type="float">
            <text:p>24.9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1990-07-1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04" calcext:value-type="float">
            <text:p>25.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1990-06-1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4.99" calcext:value-type="float">
            <text:p>24.9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1990-05-0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1" calcext:value-type="float">
            <text:p>25.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1990-04-1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27" calcext:value-type="float">
            <text:p>25.2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1990-03-1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31" calcext:value-type="float">
            <text:p>25.3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1990-02-1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12" calcext:value-type="float">
            <text:p>25.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1990-01-1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18" calcext:value-type="float">
            <text:p>25.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1989-12-1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18" calcext:value-type="float">
            <text:p>25.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1989-11-2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2" calcext:value-type="float">
            <text:p>25.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1989-10-2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28" calcext:value-type="float">
            <text:p>25.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1989-09-2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45" calcext:value-type="float">
            <text:p>25.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1989-08-2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52" calcext:value-type="float">
            <text:p>25.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1989-07-2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44" calcext:value-type="float">
            <text:p>25.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1989-06-2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62" calcext:value-type="float">
            <text:p>25.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1989-05-2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72" calcext:value-type="float">
            <text:p>25.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1989-04-2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73" calcext:value-type="float">
            <text:p>25.7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1989-03-2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69" calcext:value-type="float">
            <text:p>25.6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1989-02-2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7" calcext:value-type="float">
            <text:p>25.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1989-01-3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55" calcext:value-type="float">
            <text:p>25.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1989-01-0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49" calcext:value-type="float">
            <text:p>25.4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1988-11-2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65" calcext:value-type="float">
            <text:p>25.6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1988-10-3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7" calcext:value-type="float">
            <text:p>25.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1988-10-0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66" calcext:value-type="float">
            <text:p>25.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1988-09-0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93" calcext:value-type="float">
            <text:p>25.9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1988-08-0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6.03" calcext:value-type="float">
            <text:p>26.0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1988-07-0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96" calcext:value-type="float">
            <text:p>25.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1988-06-0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6.21" calcext:value-type="float">
            <text:p>26.2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1988-05-0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6.09" calcext:value-type="float">
            <text:p>26.0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1988-04-1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6.18" calcext:value-type="float">
            <text:p>26.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1988-03-0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6.12" calcext:value-type="float">
            <text:p>26.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1988-02-0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6.07" calcext:value-type="float">
            <text:p>26.0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1988-01-0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91" calcext:value-type="float">
            <text:p>25.9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1987-12-0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95" calcext:value-type="float">
            <text:p>25.9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1987-11-0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71" calcext:value-type="float">
            <text:p>25.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1987-10-0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6" calcext:value-type="float">
            <text:p>25.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1987-09-0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78" calcext:value-type="float">
            <text:p>25.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1987-08-0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61" calcext:value-type="float">
            <text:p>25.6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1987-07-0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63" calcext:value-type="float">
            <text:p>25.6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1987-06-0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69" calcext:value-type="float">
            <text:p>25.6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1987-05-0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77" calcext:value-type="float">
            <text:p>25.7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1987-04-0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76" calcext:value-type="float">
            <text:p>25.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1987-03-0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77" calcext:value-type="float">
            <text:p>25.7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1987-02-0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51" calcext:value-type="float">
            <text:p>25.5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1987-01-0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55" calcext:value-type="float">
            <text:p>25.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1986-12-0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37" calcext:value-type="float">
            <text:p>25.3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1986-11-0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31" calcext:value-type="float">
            <text:p>25.3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1986-10-0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28" calcext:value-type="float">
            <text:p>25.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1986-09-0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43" calcext:value-type="float">
            <text:p>25.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1986-08-0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48" calcext:value-type="float">
            <text:p>25.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1986-07-0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53" calcext:value-type="float">
            <text:p>25.5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1986-06-0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64" calcext:value-type="float">
            <text:p>25.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1986-05-0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7" calcext:value-type="float">
            <text:p>25.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1986-04-0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63" calcext:value-type="float">
            <text:p>25.6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1986-03-0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56" calcext:value-type="float">
            <text:p>25.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1986-02-0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45" calcext:value-type="float">
            <text:p>25.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1986-01-0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45" calcext:value-type="float">
            <text:p>25.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1985-12-0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49" calcext:value-type="float">
            <text:p>25.4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1985-11-0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51" calcext:value-type="float">
            <text:p>25.5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1985-10-0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58" calcext:value-type="float">
            <text:p>25.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1985-09-0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67" calcext:value-type="float">
            <text:p>25.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1985-08-0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75" calcext:value-type="float">
            <text:p>25.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1985-07-0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76" calcext:value-type="float">
            <text:p>25.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1985-06-0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72" calcext:value-type="float">
            <text:p>25.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1985-05-0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81" calcext:value-type="float">
            <text:p>25.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1985-04-0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77" calcext:value-type="float">
            <text:p>25.7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1985-03-0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68" calcext:value-type="float">
            <text:p>25.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1985-02-0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55" calcext:value-type="float">
            <text:p>25.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1985-01-0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55" calcext:value-type="float">
            <text:p>25.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1984-12-0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4" calcext:value-type="float">
            <text:p>25.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1984-11-0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33" calcext:value-type="float">
            <text:p>25.3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1984-10-0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47" calcext:value-type="float">
            <text:p>25.4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1984-09-0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56" calcext:value-type="float">
            <text:p>25.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1984-08-0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54" calcext:value-type="float">
            <text:p>25.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1984-07-0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66" calcext:value-type="float">
            <text:p>25.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1984-06-0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65" calcext:value-type="float">
            <text:p>25.6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1984-05-0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78" calcext:value-type="float">
            <text:p>25.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1984-04-0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83" calcext:value-type="float">
            <text:p>25.8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1984-03-0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66" calcext:value-type="float">
            <text:p>25.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1984-02-0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61" calcext:value-type="float">
            <text:p>25.6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1984-01-0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57" calcext:value-type="float">
            <text:p>25.5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1983-12-0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65" calcext:value-type="float">
            <text:p>25.6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1983-11-0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44" calcext:value-type="float">
            <text:p>25.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1983-10-0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66" calcext:value-type="float">
            <text:p>25.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1983-08-3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76" calcext:value-type="float">
            <text:p>25.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1983-08-0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9" calcext:value-type="float">
            <text:p>25.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1983-06-3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83" calcext:value-type="float">
            <text:p>25.8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1983-06-0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1983-05-0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92" calcext:value-type="float">
            <text:p>25.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1983-03-1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82" calcext:value-type="float">
            <text:p>25.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1983-02-2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7" calcext:value-type="float">
            <text:p>25.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1983-01-2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69" calcext:value-type="float">
            <text:p>25.6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1982-12-2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6" calcext:value-type="float">
            <text:p>25.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1982-11-2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51" calcext:value-type="float">
            <text:p>25.5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1982-10-2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18" calcext:value-type="float">
            <text:p>25.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1982-09-2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35" calcext:value-type="float">
            <text:p>25.3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1982-08-2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47" calcext:value-type="float">
            <text:p>25.4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1982-07-2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58" calcext:value-type="float">
            <text:p>25.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1982-06-2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62" calcext:value-type="float">
            <text:p>25.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1982-05-2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76" calcext:value-type="float">
            <text:p>25.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1982-04-2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76" calcext:value-type="float">
            <text:p>25.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1982-03-2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69" calcext:value-type="float">
            <text:p>25.6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1982-02-2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83" calcext:value-type="float">
            <text:p>25.8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1982-01-2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71" calcext:value-type="float">
            <text:p>25.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1981-12-3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62" calcext:value-type="float">
            <text:p>25.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1981-11-2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65" calcext:value-type="float">
            <text:p>25.6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1981-10-2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72" calcext:value-type="float">
            <text:p>25.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1981-09-2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69" calcext:value-type="float">
            <text:p>25.6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1981-08-2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76" calcext:value-type="float">
            <text:p>25.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1981-07-2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82" calcext:value-type="float">
            <text:p>25.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1981-06-3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88" calcext:value-type="float">
            <text:p>25.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1981-05-2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99" calcext:value-type="float">
            <text:p>25.9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1981-04-2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94" calcext:value-type="float">
            <text:p>25.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1981-03-3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84" calcext:value-type="float">
            <text:p>25.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1981-02-2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75" calcext:value-type="float">
            <text:p>25.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1981-01-2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69" calcext:value-type="float">
            <text:p>25.6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1980-12-1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49" calcext:value-type="float">
            <text:p>25.4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1980-11-2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45" calcext:value-type="float">
            <text:p>25.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1980-10-2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48" calcext:value-type="float">
            <text:p>25.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1980-09-2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48" calcext:value-type="float">
            <text:p>25.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1980-08-2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49" calcext:value-type="float">
            <text:p>25.4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1980-07-2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64" calcext:value-type="float">
            <text:p>25.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1980-06-2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64" calcext:value-type="float">
            <text:p>25.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1980-06-0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86" calcext:value-type="float">
            <text:p>25.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1980-04-2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75" calcext:value-type="float">
            <text:p>25.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1980-03-3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83" calcext:value-type="float">
            <text:p>25.8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1980-02-2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78" calcext:value-type="float">
            <text:p>25.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1980-01-2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65" calcext:value-type="float">
            <text:p>25.6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1979-12-1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6" calcext:value-type="float">
            <text:p>25.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1979-11-1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66" calcext:value-type="float">
            <text:p>25.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1979-10-2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66" calcext:value-type="float">
            <text:p>25.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1979-09-1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82" calcext:value-type="float">
            <text:p>25.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1979-08-2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95" calcext:value-type="float">
            <text:p>25.9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1979-07-3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89" calcext:value-type="float">
            <text:p>25.8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1979-06-2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6.07" calcext:value-type="float">
            <text:p>26.0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1979-05-2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6.06" calcext:value-type="float">
            <text:p>26.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1979-04-2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6.06" calcext:value-type="float">
            <text:p>26.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1979-03-2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78" calcext:value-type="float">
            <text:p>25.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1979-02-2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83" calcext:value-type="float">
            <text:p>25.8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1979-01-2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62" calcext:value-type="float">
            <text:p>25.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1978-12-1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48" calcext:value-type="float">
            <text:p>25.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1978-11-2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43" calcext:value-type="float">
            <text:p>25.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1978-10-2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49" calcext:value-type="float">
            <text:p>25.4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1978-09-2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57" calcext:value-type="float">
            <text:p>25.5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1978-08-2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63" calcext:value-type="float">
            <text:p>25.6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1978-07-1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71" calcext:value-type="float">
            <text:p>25.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1978-06-2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76" calcext:value-type="float">
            <text:p>25.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1978-05-2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77" calcext:value-type="float">
            <text:p>25.7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1978-04-2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77" calcext:value-type="float">
            <text:p>25.7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1978-03-2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77" calcext:value-type="float">
            <text:p>25.7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1978-02-2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75" calcext:value-type="float">
            <text:p>25.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1978-01-2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65" calcext:value-type="float">
            <text:p>25.6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1977-12-1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63" calcext:value-type="float">
            <text:p>25.6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1977-11-2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1977-10-2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7" calcext:value-type="float">
            <text:p>25.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1977-09-2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56" calcext:value-type="float">
            <text:p>25.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1977-08-2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75" calcext:value-type="float">
            <text:p>25.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1977-07-2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78" calcext:value-type="float">
            <text:p>25.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1977-06-2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9" calcext:value-type="float">
            <text:p>25.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1977-05-3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94" calcext:value-type="float">
            <text:p>25.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1977-04-2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87" calcext:value-type="float">
            <text:p>25.8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1977-03-2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91" calcext:value-type="float">
            <text:p>25.9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1977-02-2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73" calcext:value-type="float">
            <text:p>25.7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1977-01-2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7" calcext:value-type="float">
            <text:p>25.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1976-12-2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75" calcext:value-type="float">
            <text:p>25.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1976-11-2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27" calcext:value-type="float">
            <text:p>25.2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1976-10-2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16" calcext:value-type="float">
            <text:p>25.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1976-09-2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18" calcext:value-type="float">
            <text:p>25.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1976-08-2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18" calcext:value-type="float">
            <text:p>25.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1976-07-2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29" calcext:value-type="float">
            <text:p>25.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1976-06-2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34" calcext:value-type="float">
            <text:p>25.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1976-05-2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4" calcext:value-type="float">
            <text:p>25.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1976-04-3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51" calcext:value-type="float">
            <text:p>25.5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1976-03-2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54" calcext:value-type="float">
            <text:p>25.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1976-02-2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6" calcext:value-type="float">
            <text:p>25.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1976-01-2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51" calcext:value-type="float">
            <text:p>25.5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1975-12-1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59" calcext:value-type="float">
            <text:p>25.5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1975-11-2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56" calcext:value-type="float">
            <text:p>25.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1975-10-2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62" calcext:value-type="float">
            <text:p>25.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1975-09-2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66" calcext:value-type="float">
            <text:p>25.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1975-08-2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85" calcext:value-type="float">
            <text:p>25.8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1975-07-2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97" calcext:value-type="float">
            <text:p>25.9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1975-06-2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96" calcext:value-type="float">
            <text:p>25.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1975-05-2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6.01" calcext:value-type="float">
            <text:p>26.0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1975-04-2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6.05" calcext:value-type="float">
            <text:p>26.0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1975-03-1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92" calcext:value-type="float">
            <text:p>25.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1975-02-2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76" calcext:value-type="float">
            <text:p>25.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1975-01-3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78" calcext:value-type="float">
            <text:p>25.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1974-12-1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59" calcext:value-type="float">
            <text:p>25.5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1974-11-2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21" calcext:value-type="float">
            <text:p>25.2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1974-10-1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07" calcext:value-type="float">
            <text:p>25.0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1974-09-2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4.97" calcext:value-type="float">
            <text:p>24.9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1974-08-2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4.96" calcext:value-type="float">
            <text:p>24.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1974-07-1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4.99" calcext:value-type="float">
            <text:p>24.9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1974-06-1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21" calcext:value-type="float">
            <text:p>25.2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1974-05-1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21" calcext:value-type="float">
            <text:p>25.2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1974-04-2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23" calcext:value-type="float">
            <text:p>25.2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1974-03-0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32" calcext:value-type="float">
            <text:p>25.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1974-02-0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1" calcext:value-type="float">
            <text:p>25.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1974-01-0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12" calcext:value-type="float">
            <text:p>25.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1973-12-0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1" calcext:value-type="float">
            <text:p>25.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1973-10-3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15" calcext:value-type="float">
            <text:p>25.1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1973-09-2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12" calcext:value-type="float">
            <text:p>25.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1973-08-3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22" calcext:value-type="float">
            <text:p>25.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1973-07-3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22" calcext:value-type="float">
            <text:p>25.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1973-06-2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37" calcext:value-type="float">
            <text:p>25.3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1973-05-3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29" calcext:value-type="float">
            <text:p>25.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1973-05-0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42" calcext:value-type="float">
            <text:p>25.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1973-03-2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52" calcext:value-type="float">
            <text:p>25.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1973-02-2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37" calcext:value-type="float">
            <text:p>25.3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1973-01-3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39" calcext:value-type="float">
            <text:p>25.3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1972-12-2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52" calcext:value-type="float">
            <text:p>25.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1972-11-2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67" calcext:value-type="float">
            <text:p>25.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1972-10-3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74" calcext:value-type="float">
            <text:p>25.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1972-09-2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73" calcext:value-type="float">
            <text:p>25.7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1972-08-3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85" calcext:value-type="float">
            <text:p>25.8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1972-07-2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85" calcext:value-type="float">
            <text:p>25.8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1972-06-2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6.01" calcext:value-type="float">
            <text:p>26.0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1972-05-2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6.08" calcext:value-type="float">
            <text:p>26.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1972-04-1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6.19" calcext:value-type="float">
            <text:p>26.1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1972-03-2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6.17" calcext:value-type="float">
            <text:p>26.1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1972-02-2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6.32" calcext:value-type="float">
            <text:p>26.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1972-01-2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99" calcext:value-type="float">
            <text:p>25.9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1971-12-1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97" calcext:value-type="float">
            <text:p>25.9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1971-11-1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76" calcext:value-type="float">
            <text:p>25.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1971-10-2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79" calcext:value-type="float">
            <text:p>25.7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1971-09-2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72" calcext:value-type="float">
            <text:p>25.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1971-08-2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85" calcext:value-type="float">
            <text:p>25.8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1971-07-2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6.04" calcext:value-type="float">
            <text:p>26.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1971-06-2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1971-05-1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6.09" calcext:value-type="float">
            <text:p>26.0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1971-04-2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6.13" calcext:value-type="float">
            <text:p>26.1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1971-03-1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6.09" calcext:value-type="float">
            <text:p>26.0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1971-02-1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6.27" calcext:value-type="float">
            <text:p>26.2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1971-01-1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6.01" calcext:value-type="float">
            <text:p>26.0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1970-12-1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6.01" calcext:value-type="float">
            <text:p>26.0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1970-11-1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75" calcext:value-type="float">
            <text:p>25.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1970-10-2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93" calcext:value-type="float">
            <text:p>25.9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1970-09-2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85" calcext:value-type="float">
            <text:p>25.8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1970-08-1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94" calcext:value-type="float">
            <text:p>25.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1970-07-1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6.14" calcext:value-type="float">
            <text:p>26.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1970-06-2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6.12" calcext:value-type="float">
            <text:p>26.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1970-05-1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6.26" calcext:value-type="float">
            <text:p>26.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1970-04-1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6.24" calcext:value-type="float">
            <text:p>26.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1970-03-1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6.12" calcext:value-type="float">
            <text:p>26.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1970-02-1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6.05" calcext:value-type="float">
            <text:p>26.0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1970-01-1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6.03" calcext:value-type="float">
            <text:p>26.0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1969-12-0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98" calcext:value-type="float">
            <text:p>25.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1969-11-0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95" calcext:value-type="float">
            <text:p>25.9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1969-10-0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98" calcext:value-type="float">
            <text:p>25.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1969-09-0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6.06" calcext:value-type="float">
            <text:p>26.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1969-08-1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6.16" calcext:value-type="float">
            <text:p>26.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1969-07-0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6.3" calcext:value-type="float">
            <text:p>26.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1969-06-2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6.26" calcext:value-type="float">
            <text:p>26.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1969-05-0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6.38" calcext:value-type="float">
            <text:p>26.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1969-04-1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6.36" calcext:value-type="float">
            <text:p>26.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1969-03-0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6.26" calcext:value-type="float">
            <text:p>26.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1969-01-0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6.07" calcext:value-type="float">
            <text:p>26.0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1968-12-1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6.07" calcext:value-type="float">
            <text:p>26.0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1968-11-1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9" calcext:value-type="float">
            <text:p>25.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1968-10-0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86" calcext:value-type="float">
            <text:p>25.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1968-09-0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86" calcext:value-type="float">
            <text:p>25.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1968-07-0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76" calcext:value-type="float">
            <text:p>25.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M15/112</text:p>
          </table:table-cell>
          <table:table-cell office:value-type="string" calcext:value-type="string">
            <text:p>1968-06-1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6.05" calcext:value-type="float">
            <text:p>26.0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792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3276" meta:object-count="0"/>
    <meta:user-defined meta:name="AppVersion">3.0</meta:user-defined>
  </office:meta>
</office:document-meta>
</file>